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15.25cm" fo:min-width="18cm"/>
    </style:style>
    <style:style style:name="gr2" style:family="graphic" style:parent-style-name="standard">
      <style:graphic-properties draw:fill-color="#999999" draw:textarea-horizontal-align="justify" draw:textarea-vertical-align="middle" draw:auto-grow-height="false" fo:min-height="3cm" fo:min-width="11.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7.25cm" fo:min-width="3.5cm"/>
      <style:paragraph-properties style:writing-mode="lr-tb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2.5cm" fo:min-width="3cm"/>
      <style:paragraph-properties style:writing-mode="lr-tb"/>
    </style:style>
    <style:style style:name="gr5" style:family="graphic" style:parent-style-name="standard">
      <style:graphic-properties draw:fill-color="#ff4000" draw:textarea-horizontal-align="justify" draw:textarea-vertical-align="middle" draw:auto-grow-height="false" fo:min-height="2cm" fo:min-width="3cm"/>
      <style:paragraph-properties style:writing-mode="lr-tb"/>
    </style:style>
    <style:style style:name="gr6" style:family="graphic" style:parent-style-name="standard">
      <style:graphic-properties draw:fill-color="#00a933" draw:textarea-horizontal-align="justify" draw:textarea-vertical-align="middle" draw:auto-grow-height="false" fo:min-height="7.25cm" fo:min-width="3.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25cm" fo:min-width="2.75cm"/>
      <style:paragraph-properties style:writing-mode="lr-tb"/>
    </style:style>
    <style:style style:name="gr8" style:family="graphic" style:parent-style-name="standard">
      <style:graphic-properties draw:fill-color="#d4ea6b" draw:textarea-horizontal-align="justify" draw:textarea-vertical-align="middle" draw:auto-grow-height="false" fo:min-height="2.375cm" fo:min-width="0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25cm" fo:min-width="1.688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375cm" fo:min-width="0cm"/>
      <style:paragraph-properties style:writing-mode="lr-tb"/>
    </style:style>
    <style:style style:name="gr11" style:family="graphic" style:parent-style-name="standard">
      <style:graphic-properties draw:textarea-vertical-align="middle" draw:auto-grow-height="false" fo:min-height="0.941cm" fo:min-width="1.99cm" fo:wrap-option="wrap"/>
      <style:paragraph-properties style:writing-mode="lr-tb"/>
    </style:style>
    <style:style style:name="gr12" style:family="graphic" style:parent-style-name="standard">
      <style:graphic-properties draw:textarea-vertical-align="middle" draw:auto-grow-height="false" fo:min-height="0.627cm" fo:min-width="1.354cm" fo:wrap-option="wrap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25cm" fo:min-width="6.719cm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999999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-color="#ff4000"/>
      <style:paragraph-properties fo:text-align="center"/>
    </style:style>
    <style:style style:name="P6" style:family="paragraph">
      <loext:graphic-properties draw:fill-color="#00a933"/>
      <style:paragraph-properties fo:text-align="center"/>
    </style:style>
    <style:style style:name="P7" style:family="paragraph">
      <loext:graphic-properties draw:fill-color="#d4ea6b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18.5cm" svg:height="15.5cm" svg:x="3.75cm" svg:y="6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12.25cm" svg:height="3.25cm" svg:x="6.5cm" svg:y="7.25cm">
          <text:p text:style-name="P2">交互界面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7.5cm" svg:x="5cm" svg:y="13.5cm">
          <text:p text:style-name="P2">核心模块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5cm" svg:height="2.75cm" svg:x="5.25cm" svg:y="18cm">
          <text:p text:style-name="P2">指令集合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5cm" svg:height="2.25cm" svg:x="5.25cm" svg:y="14cm">
          <text:p text:style-name="P2">异常集合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cm" svg:height="7.5cm" svg:x="17.25cm" svg:y="13.5cm">
          <text:p text:style-name="P2">状态模块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25cm" svg:height="2.5cm" svg:x="11.5cm" svg:y="14cm">
          <text:p text:style-name="P2">异常处理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999cm" svg:height="3cm" svg:x="6.751cm" svg:y="10.5cm">
          <text:p text:style-name="P2">order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2" draw:layer="layout" svg:width="2.5cm" svg:height="0.999cm" svg:x="14.75cm" svg:y="14.251cm">
          <text:p text:style-name="P2">更新状态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" draw:layer="layout" svg:width="0.999cm" svg:height="2.999cm" svg:x="17.751cm" svg:y="10.5cm">
          <text:p text:style-name="P2">显示信息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2" draw:layer="layout" svg:width="2.499cm" svg:height="0.999cm" svg:x="9.001cm" svg:y="14.251cm">
          <text:p text:style-name="P2">捕获异常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" draw:layer="layout" svg:width="2.489cm" svg:height="1.19cm" draw:transform="rotate (1.64759081388265) translate (4.191cm 18.822cm)">
          <text:p text:style-name="P2">解析</text:p>
          <draw:enhanced-geometry svg:viewBox="0 0 21600 21600" draw:text-areas="0 0 21600 21600" draw:mirror-vertic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" draw:text-style-name="P2" draw:layer="layout" svg:width="1.853cm" svg:height="0.876cm" draw:transform="rotate (-3.02919344976136) translate (7.848cm 21.542cm)">
          <text:p text:style-name="P2">执行</text:p>
          <draw:enhanced-geometry svg:viewBox="0 0 21600 21600" draw:text-areas="0 0 21600 21600" draw:mirror-horizont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2" draw:layer="layout" svg:width="8.25cm" svg:height="0.999cm" svg:x="9cm" svg:y="18.75cm">
          <text:p text:style-name="P2">更新状态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SC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5T23:27:42.453946240</meta:creation-date>
    <dc:date>2022-09-25T23:47:55.680959337</dc:date>
    <meta:editing-duration>PT20M16S</meta:editing-duration>
    <meta:editing-cycles>1</meta:editing-cycles>
    <meta:document-statistic meta:object-count="14"/>
    <meta:generator>LibreOffice/7.4.1.2$Linux_X86_64 LibreOffice_project/96749c58c39750fe6113ca0224d2dd9b40a26641</meta:generator>
  </office:meta>
</office:document-meta>
</file>